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 style:master-page-name="">
      <style:paragraph-properties fo:margin-left="0cm" fo:margin-right="0cm" fo:line-height="115%" fo:orphans="2" fo:widows="2" fo:text-indent="0cm" style:auto-text-indent="false" style:page-number="auto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" style:family="paragraph" style:parent-style-name="Text_20_body" style:list-style-name="L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" style:family="paragraph" style:parent-style-name="Text_20_body">
      <style:paragraph-properties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officeooo:paragraph-rsid="001faba6" style:font-size-asian="10pt" style:font-size-complex="10pt"/>
    </style:style>
    <style:style style:name="P5" style:family="paragraph" style:parent-style-name="Text_20_body">
      <style:paragraph-properties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officeooo:paragraph-rsid="001faba6" style:font-size-asian="10pt" style:font-size-complex="10pt"/>
    </style:style>
    <style:style style:name="P6" style:family="paragraph" style:parent-style-name="Text_20_body">
      <style:paragraph-properties fo:line-height="115%" fo:orphans="2" fo:widows="2" fo:text-indent="0cm" style:auto-text-indent="false"/>
      <style:text-properties officeooo:paragraph-rsid="001faba6"/>
    </style:style>
    <style:style style:name="P7" style:family="paragraph" style:parent-style-name="Heading_20_3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8" style:family="paragraph" style:parent-style-name="Text_20_body" style:list-style-name="L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9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0" style:family="paragraph" style:parent-style-name="Text_20_body" style:list-style-name="L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11" style:family="paragraph" style:parent-style-name="Text_20_body" style:list-style-name="L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3" style:family="paragraph" style:parent-style-name="Text_20_body" style:list-style-name="L4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4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</style:style>
    <style:style style:name="P15" style:family="paragraph" style:parent-style-name="Text_20_body" style:list-style-name="L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16" style:family="paragraph" style:parent-style-name="Text_20_body" style:list-style-name="L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7" style:family="paragraph" style:parent-style-name="Heading_20_2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8" style:family="paragraph" style:parent-style-name="Text_20_body" style:list-style-name="L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0" style:family="paragraph" style:parent-style-name="Text_20_body" style:list-style-name="L6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1" style:family="paragraph" style:parent-style-name="Text_20_body" style:list-style-name="L7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3" style:family="paragraph" style:parent-style-name="Text_20_body" style:list-style-name="L8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4" style:family="paragraph" style:parent-style-name="Text_20_body" style:list-style-name="L9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5" style:family="paragraph" style:parent-style-name="Text_20_body" style:list-style-name="L10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6" style:family="paragraph" style:parent-style-name="Text_20_body" style:list-style-name="L1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7" style:family="paragraph" style:parent-style-name="Text_20_body" style:list-style-name="L1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8" style:family="paragraph" style:parent-style-name="Heading_20_4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9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0" style:family="paragraph" style:parent-style-name="Text_20_body" style:list-style-name="L1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1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32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3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style:text-underline-style="none" fo:font-weight="normal" style:font-size-asian="10pt" style:font-size-complex="10pt"/>
    </style:style>
    <style:style style:name="P34" style:family="paragraph" style:parent-style-name="Heading_20_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5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6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7" style:family="paragraph" style:parent-style-name="Text_20_body" style:list-style-name="L1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8" style:family="paragraph" style:parent-style-name="Text_20_body" style:list-style-name="L1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39" style:family="paragraph" style:parent-style-name="Text_20_body" style:list-style-name="L1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0" style:family="paragraph" style:parent-style-name="Text_20_body" style:list-style-name="L1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1" style:family="paragraph" style:parent-style-name="Text_20_body" style:list-style-name="L1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2" style:family="paragraph" style:parent-style-name="Text_20_body" style:list-style-name="L1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3" style:family="paragraph" style:parent-style-name="Text_20_body" style:list-style-name="L1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4" style:family="paragraph" style:parent-style-name="Text_20_body" style:list-style-name="L18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5" style:family="paragraph" style:parent-style-name="Text_20_body" style:list-style-name="L19">
      <style:paragraph-properties fo:margin-left="0cm" fo:margin-right="0cm" fo:margin-top="0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6" style:family="paragraph" style:parent-style-name="Text_20_body" style:list-style-name="L19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7" style:family="paragraph" style:parent-style-name="Text_20_body" style:list-style-name="L19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8" style:family="paragraph" style:parent-style-name="Text_20_body" style:list-style-name="L1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9" style:family="paragraph" style:parent-style-name="Text_20_body" style:list-style-name="L19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</style:style>
    <style:style style:name="P50" style:family="paragraph" style:parent-style-name="Text_20_body" style:list-style-name="L19">
      <style:paragraph-properties fo:margin-left="0cm" fo:margin-right="0cm" fo:margin-top="0.265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1" style:family="paragraph" style:parent-style-name="Text_20_body" style:list-style-name="L2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2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3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4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5" style:family="paragraph" style:parent-style-name="Heading_20_3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6" style:family="paragraph" style:parent-style-name="Text_20_body" style:list-style-name="L22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7" style:family="paragraph" style:parent-style-name="Text_20_body" style:list-style-name="L2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8" style:family="paragraph" style:parent-style-name="Text_20_body" style:list-style-name="L2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9" style:family="paragraph" style:parent-style-name="Text_20_body" style:list-style-name="L2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0" style:family="paragraph" style:parent-style-name="Text_20_body" style:list-style-name="L24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1" style:family="paragraph" style:parent-style-name="Text_20_body" style:list-style-name="L2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2" style:family="paragraph" style:parent-style-name="Text_20_body" style:list-style-name="L2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3" style:family="paragraph" style:parent-style-name="Text_20_body" style:list-style-name="L2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4" style:family="paragraph" style:parent-style-name="Text_20_body" style:list-style-name="L2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5" style:family="paragraph" style:parent-style-name="Text_20_body" style:list-style-name="L2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6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7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8" style:family="paragraph" style:parent-style-name="Text_20_body" style:list-style-name="L28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9" style:family="paragraph" style:parent-style-name="Text_20_body" style:list-style-name="L2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0" style:family="paragraph" style:parent-style-name="Text_20_body" style:list-style-name="L2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1" style:family="paragraph" style:parent-style-name="Text_20_body" style:list-style-name="L3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2" style:family="paragraph" style:parent-style-name="Text_20_body" style:list-style-name="L3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3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style:font-size-asian="10pt" style:font-size-complex="10pt"/>
    </style:style>
    <style:style style:name="P74" style:family="paragraph" style:parent-style-name="Text_20_body" style:list-style-name="L3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5" style:family="paragraph" style:parent-style-name="Text_20_body" style:list-style-name="L3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6" style:family="paragraph" style:parent-style-name="Text_20_body" style:list-style-name="L3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7" style:family="paragraph" style:parent-style-name="Text_20_body" style:list-style-name="L3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8" style:family="paragraph" style:parent-style-name="Text_20_body" style:list-style-name="L3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333333" loext:opacity="100%" style:font-name="Arial1" fo:font-size="10pt" fo:letter-spacing="normal" fo:font-style="normal" fo:font-weight="bold" style:font-size-asian="10pt" style:font-size-complex="10pt"/>
    </style:style>
    <style:style style:name="T3" style:family="text">
      <style:text-properties fo:font-variant="normal" fo:text-transform="none" fo:color="#333333" loext:opacity="100%" style:font-name="Arial1" fo:font-size="10pt" fo:letter-spacing="normal" fo:font-style="normal" fo:font-weight="normal" fo:background-color="#f8f8f8" loext:char-shading-value="0" style:font-size-asian="10pt" style:font-size-complex="10pt" loext:padding-left="0.106cm" loext:padding-right="0cm" loext:padding-top="0.049cm" loext:padding-bottom="0.053cm" loext:border-left="0.74pt solid #d5d5d5" loext:border-right="none" loext:border-top="0.74pt solid #d5d5d5" loext:border-bottom="0.74pt solid #d5d5d5"/>
    </style:style>
    <style:style style:name="T4" style:family="text">
      <style:text-properties fo:font-style="normal" fo:font-weight="normal"/>
    </style:style>
    <style:style style:name="T5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bold" style:font-size-asian="10pt" style:font-size-complex="10pt"/>
    </style:style>
    <style:style style:name="T6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fo:background-color="#f8f8f8" loext:char-shading-value="0" style:font-size-asian="10pt" style:font-size-complex="10pt" loext:padding-left="0.106cm" loext:padding-right="0cm" loext:padding-top="0.049cm" loext:padding-bottom="0.053cm" loext:border-left="0.74pt solid #d5d5d5" loext:border-right="none" loext:border-top="0.74pt solid #d5d5d5" loext:border-bottom="0.74pt solid #d5d5d5"/>
    </style:style>
    <style:style style:name="T8" style:family="text">
      <style:text-properties fo:font-variant="normal" fo:text-transform="none" fo:color="#333333" loext:opacity="100%" style:font-name="Arial1" fo:font-size="10pt" fo:letter-spacing="normal" style:font-size-asian="10pt" style:font-size-complex="10pt"/>
    </style:style>
    <style:style style:name="T9" style:family="text">
      <style:text-properties fo:font-variant="normal" fo:text-transform="none" fo:color="#333333" loext:opacity="100%" style:font-name="Arial1" fo:font-size="10pt" fo:letter-spacing="normal" fo:font-style="italic" fo:font-weight="normal" style:font-size-asian="10pt" style:font-size-complex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pecification">
        <text:h text:style-name="P1" text:outline-level="4"><text:bookmark text:name="otpravka-proekta-na-proverku"/>Отправка проекта на проверку</text:h>
        <text:list text:style-name="L1">
          <text:list-item>
            <text:p text:style-name="P2"><text:span text:style-name="T1">При сдаче проекта не нужны файлы </text:span><text:span text:style-name="Strong_20_Emphasis"><text:span text:style-name="T2">node_modules</text:span></text:span><text:span text:style-name="T1">, </text:span><text:span text:style-name="Strong_20_Emphasis"><text:span text:style-name="T2">удалите их перед архивацией</text:span></text:span><text:span text:style-name="T1">.</text:span></text:p>
          </text:list-item>
          <text:list-item>
            <text:p text:style-name="P2"><text:span text:style-name="T1">Для удобства упакуйте проект в архив </text:span><text:span text:style-name="Strong_20_Emphasis"><text:span text:style-name="T2">ZIP без сжатия</text:span></text:span><text:span text:style-name="T1">. Только указанный формат.</text:span></text:p>
          </text:list-item>
          <text:list-item>
            <text:p text:style-name="P2"><text:span text:style-name="T1">Назовите архив по шаблону: </text:span><text:span text:style-name="Strong_20_Emphasis"><text:span text:style-name="T2">id_студента-название_проекта.zip</text:span></text:span><text:span text:style-name="T1">. Например: </text:span><text:span text:style-name="Source_20_Text"><text:span text:style-name="T3">11111-fitfriends.zip</text:span></text:span><text:span text:style-name="T1">. Это упростит и ускорит проверку. ID вы можете найти в вашем профайле на сайте Академии.</text:span></text:p>
          </text:list-item>
          <text:list-item>
            <text:p text:style-name="P2"><text:span text:style-name="T1">Размер архива должен быть </text:span><text:span text:style-name="Strong_20_Emphasis"><text:span text:style-name="T2">не более 50 мб</text:span></text:span><text:span text:style-name="T1">.</text:span></text:p>
          </text:list-item>
          <text:list-item>
            <text:p text:style-name="P3">Проверьте проект перед сдачей на проверку. Проект должен запускаться без ошибок. В случае возникновении ошибок при запуске проекта, команда может отказать в дальнейших шагах.</text:p>
          </text:list-item>
          <text:list-item>
            <text:p text:style-name="P3">Корреткно и подробно опишите процесс запуска вашего проекта.</text:p>
          </text:list-item>
        </text:list>
        <text:p text:style-name="P4">💡 <text:span text:style-name="T4">Без реализации данных требований проект проверяться не будет!</text:span></text:p>
        <text:p text:style-name="P5"><text:bookmark text:name="tekhnicheskoe-zadanie"/>Техническое задание - Первая итерация</text:p>
        <text:p text:style-name="P6"><text:span text:style-name="Strong_20_Emphasis"><text:span text:style-name="T2">FitFriends</text:span></text:span><text:span text:style-name="T1"> — это онлайн площадка для поиска тренировок. Сайт предлагает широкий выбор фитнес-тренировок для людей любого уровня подготовки, разных направлений. На сайте доступен личный кабинет пользователя, возможность индивидуального подбора тренировок, возможность покупки тренировок и отслеживания прогресса.</text:span></text:p>
        <text:h text:style-name="P7" text:outline-level="3"><text:bookmark text:name="zadacha-proekta"/>Задача проекта</text:h>
        <text:list text:style-name="L2">
          <text:list-item>
            <text:p text:style-name="P8">Разработать веб-приложение: необходимо реализовать бэкенд, фронтенд указанных страниц и подготовить проект к деплою.</text:p>
          </text:list-item>
          <text:list-item>
            <text:p text:style-name="P8">Вёрстка проекта предоставляется готовой в сборке Vite.</text:p>
          </text:list-item>
          <text:list-item>
            <text:p text:style-name="P8">Для разработки применяются технологии, перечисленные в разделе «Технические требования».</text:p>
          </text:list-item>
          <text:list-item>
            <text:p text:style-name="P8">Применение дополнительных инструментов, не указанных в списке, допускается.</text:p>
          </text:list-item>
        </text:list>
        <text:h text:style-name="P7" text:outline-level="3"><text:bookmark text:name="pervaya-iteratsiya Копия 2"/>Первая итерация</text:h>
        <text:p text:style-name="P9">На первой итерации предстоит работа над страницами проекта:</text:p>
        <text:list text:style-name="L3">
          <text:list-item>
            <text:p text:style-name="P10">Регистрация</text:p>
          </text:list-item>
          <text:list-item>
            <text:p text:style-name="P11">Опросник пользователя</text:p>
          </text:list-item>
          <text:list-item>
            <text:p text:style-name="P10">Вход</text:p>
          </text:list-item>
          <text:list-item>
            <text:p text:style-name="P11">Главная</text:p>
          </text:list-item>
          <text:list-item>
            <text:p text:style-name="P11">Личный кабинет пользователя</text:p>
            <text:list>
              <text:list-item>
                <text:p text:style-name="P12">Мои покупки (список купленных тренировок)</text:p>
              </text:list-item>
            </text:list>
          </text:list-item>
          <text:list-item>
            <text:p text:style-name="P11">Каталог тренировок (все доступные пользователю тренировки)</text:p>
          </text:list-item>
          <text:list-item>
            <text:p text:style-name="P11">Карточка тренировки (отдельная страница с материалами тренировки)</text:p>
          </text:list-item>
        </text:list>
        <text:p text:style-name="P9">Попапы:</text:p>
        <text:list text:style-name="L4">
          <text:list-item>
            <text:p text:style-name="P13">отзывы о тренировке;</text:p>
          </text:list-item>
          <text:list-item>
            <text:p text:style-name="P13">покупка тренировки</text:p>
          </text:list-item>
        </text:list>
        <text:p text:style-name="P14"><text:span text:style-name="Strong_20_Emphasis"><text:span text:style-name="T2">Дополнительные задания итерации</text:span></text:span></text:p>
        <text:p text:style-name="P9">Если вы не реализуете дополнительные задания итерации, соответствующие элементы интерфейса должны быть скрыты</text:p>
        <text:list text:style-name="L5">
          <text:list-item>
            <text:p text:style-name="P15">Работа с микросервисной архитектурой</text:p>
          </text:list-item>
          <text:list-item>
            <text:p text:style-name="P16">Опросник для рекомендаций пользователю</text:p>
          </text:list-item>
        </text:list>
        <text:h text:style-name="P17" text:outline-level="2"><text:bookmark text:name="tekhnicheskie-trebovaniya"/><text:soft-page-break/>Технические требования</text:h>
        <text:h text:style-name="P17" text:outline-level="2"><text:bookmark text:name="servis-api"/>Сервис API</text:h>
        <text:p text:style-name="P14"><text:span text:style-name="Strong_20_Emphasis"><text:span text:style-name="T2">Результатом вашей работы должны быть:</text:span></text:span></text:p>
        <text:list text:style-name="L6">
          <text:list-item>
            <text:p text:style-name="P18"><text:span text:style-name="T1">Подготовлена общая инфраструктура проекта: </text:span><text:span text:style-name="Source_20_Text"><text:span text:style-name="T3">docker-compose</text:span></text:span><text:span text:style-name="T1"> для разворачивания СУБД, начальное заполнение базы данных, настроены сценарии запуска и так далее.</text:span></text:p>
          </text:list-item>
          <text:list-item>
            <text:p text:style-name="P19">Реализованы все сценарии раздела Пользователь. Реализована полная поддержка JWT.</text:p>
          </text:list-item>
          <text:list-item>
            <text:p text:style-name="P19">Сервис конфигурируются через переменные окружения (всё, что необходимо для работы запрашиваемых сценариев).</text:p>
          </text:list-item>
          <text:list-item>
            <text:p text:style-name="P19">Реализованы все сценарии раздела Личный кабинет пользователя:</text:p>
            <text:list>
              <text:list-item>
                <text:p text:style-name="P20">список купленных тренировок,</text:p>
              </text:list-item>
              <text:list-item>
                <text:p text:style-name="P19">баланс пользователя.</text:p>
              </text:list-item>
            </text:list>
          </text:list-item>
          <text:list-item>
            <text:p text:style-name="P19">Реализованы сценарии раздела Отзывы</text:p>
          </text:list-item>
          <text:list-item>
            <text:p text:style-name="P19">Реализованы сценарии раздела Каталог тренировок</text:p>
          </text:list-item>
          <text:list-item>
            <text:p text:style-name="P19">Реализовать сценарии раздела Тренировка</text:p>
          </text:list-item>
          <text:list-item>
            <text:p text:style-name="P19">Реализовать сценарии раздела Покупка (заказ)</text:p>
          </text:list-item>
          <text:list-item>
            <text:p text:style-name="P19">Реализованы сценарии дополнительного задания</text:p>
          </text:list-item>
        </text:list>
        <text:h text:style-name="P17" text:outline-level="2"><text:bookmark text:name="predmetnaya-oblast"/>Предметная область</text:h>
        <text:p text:style-name="P14"><text:span text:style-name="T1">Для начального наполнения базы данных предусмотрена отдельная функциональная возможность. Реализация остаётся на усмотрение разработчика. Генерации </text:span><text:span text:style-name="Source_20_Text"><text:span text:style-name="T3">5-10</text:span></text:span><text:span text:style-name="T1"> сущностей каждого вида обязательна.</text:span></text:p>
        <text:h text:style-name="P7" text:outline-level="3"><text:bookmark text:name="polzovatel"/>Пользователь</text:h>
        <text:p text:style-name="P14"><text:span text:style-name="Strong_20_Emphasis"><text:span text:style-name="T2">Пользователь представлен набором информации:</text:span></text:span></text:p>
        <text:list text:style-name="L7">
          <text:list-item>
            <text:p text:style-name="P21"><text:span text:style-name="Strong_20_Emphasis"><text:span text:style-name="T5">Имя</text:span></text:span><text:span text:style-name="T6">. Имя пользователя. Например: </text:span><text:span text:style-name="Source_20_Text"><text:span text:style-name="T7">Иван</text:span></text:span><text:span text:style-name="T6">. Ограничения: обязательно для заполнения; минимальная длина </text:span><text:span text:style-name="Source_20_Text"><text:span text:style-name="T7">1</text:span></text:span><text:span text:style-name="T6"> символ; максимальная длина </text:span><text:span text:style-name="Source_20_Text"><text:span text:style-name="T7">15</text:span></text:span><text:span text:style-name="T6"> символов; только буквы русского/английского алфавита.</text:span></text:p>
          </text:list-item>
          <text:list-item>
            <text:p text:style-name="P21"><text:span text:style-name="Strong_20_Emphasis"><text:span text:style-name="T5">Электронная почта</text:span></text:span><text:span text:style-name="T6">. Адрес электронной почты, используется в качестве имени пользователя (логин). Ограничения: обязательно для заполнения; валидный адрес электронной почты; уникальность — в системе не может быть двух пользователей с одинаковым e-mail.</text:span></text:p>
          </text:list-item>
          <text:list-item>
            <text:p text:style-name="P21"><text:span text:style-name="Strong_20_Emphasis"><text:span text:style-name="T5">Аватар пользователя</text:span></text:span><text:span text:style-name="T6">. Ограничения: изображение в формате </text:span><text:span text:style-name="Source_20_Text"><text:span text:style-name="T7">.jpg</text:span></text:span><text:span text:style-name="T6"> или </text:span><text:span text:style-name="Source_20_Text"><text:span text:style-name="T7">.png</text:span></text:span><text:span text:style-name="T6">; максимальный размер изображения </text:span><text:span text:style-name="Source_20_Text"><text:span text:style-name="T7">1 мегабайт</text:span></text:span><text:span text:style-name="T6">.</text:span></text:p>
          </text:list-item>
          <text:list-item>
            <text:p text:style-name="P21"><text:span text:style-name="Strong_20_Emphasis"><text:span text:style-name="T5">Пароль</text:span></text:span><text:span text:style-name="T6">. Ограничения: обязательно для заполнения; минимальная длина </text:span><text:span text:style-name="Source_20_Text"><text:span text:style-name="T7">6</text:span></text:span><text:span text:style-name="T6"> символов; максимальная длина </text:span><text:span text:style-name="Source_20_Text"><text:span text:style-name="T7">12</text:span></text:span><text:span text:style-name="T6"> символов.</text:span></text:p>
          </text:list-item>
          <text:list-item>
            <text:p text:style-name="P21"><text:span text:style-name="Strong_20_Emphasis"><text:span text:style-name="T5">Пол</text:span></text:span><text:span text:style-name="T6">. Ограничения: обязательно для заполнения. Одно из трёх значений: </text:span><text:span text:style-name="Source_20_Text"><text:span text:style-name="T7">женский</text:span></text:span><text:span text:style-name="T6">, </text:span><text:span text:style-name="Source_20_Text"><text:span text:style-name="T7">мужской</text:span></text:span><text:span text:style-name="T6"> и </text:span><text:span text:style-name="Source_20_Text"><text:span text:style-name="T7">неважно</text:span></text:span><text:span text:style-name="T6">.</text:span></text:p>
          </text:list-item>
          <text:list-item>
            <text:p text:style-name="P21"><text:span text:style-name="Strong_20_Emphasis"><text:span text:style-name="T5">Дата рождения</text:span></text:span><text:span text:style-name="T6">. Ограничения: дата рождения включает день, месяц и год; необязательно для заполнения.</text:span></text:p>
          </text:list-item>
          <text:list-item>
            <text:p text:style-name="P21"><text:span text:style-name="Strong_20_Emphasis"><text:span text:style-name="T2">Описание</text:span></text:span><text:span text:style-name="T1">. Текст с общей информацией. Минимальная длина </text:span><text:span text:style-name="Source_20_Text"><text:span text:style-name="T3">10</text:span></text:span><text:span text:style-name="T1"> символ. Максимальная длина: </text:span><text:span text:style-name="Source_20_Text"><text:span text:style-name="T3">140</text:span></text:span><text:span text:style-name="T1"> символов.</text:span></text:p>
          </text:list-item>
          <text:list-item>
            <text:p text:style-name="P21"><text:span text:style-name="Strong_20_Emphasis"><text:span text:style-name="T5">Локация</text:span></text:span><text:span text:style-name="T6">. Станция метро. Ограничения: обязательно для заполнения; одна из станций: «Пионерская», «Петроградская», «Удельная», «Звёздная», «Спортивная».</text:span></text:p>
          </text:list-item>
          <text:list-item>
            <text:p text:style-name="P21"><text:span text:style-name="Strong_20_Emphasis"><text:span text:style-name="T5">Изображение для страницы</text:span></text:span><text:span text:style-name="T6">. Фоновая картинка для карточки пользователя. Ограничения: обязательно для загрузки; изображение в формате </text:span><text:span text:style-name="Source_20_Text"><text:span text:style-name="T7">jpg</text:span></text:span><text:span text:style-name="T6">/</text:span><text:span text:style-name="Source_20_Text"><text:span text:style-name="T7">png</text:span></text:span><text:span text:style-name="T6">. Список фоновых изображений предопределён (берутся из вёрстки). Для данного функционала также можно переиспользовать изображение аватара пользователя.</text:span></text:p>
          </text:list-item>
          <text:list-item>
            <text:p text:style-name="P21"><text:span text:style-name="Strong_20_Emphasis"><text:span text:style-name="T5">Дата создания</text:span></text:span><text:span text:style-name="T6">. Дата создания пользователя в системе. Заполняется автоматически.</text:span></text:p>
          </text:list-item>
        </text:list>
        <text:p text:style-name="P22"><text:span text:style-name="T1"/></text:p>
        <text:p text:style-name="P22"><text:span text:style-name="T1"/></text:p>
        <text:p text:style-name="P22"><text:span text:style-name="T1"/></text:p>
        <text:p text:style-name="P14"><text:soft-page-break/><text:span text:style-name="Strong_20_Emphasis"><text:span text:style-name="T2">Дополнительное задание</text:span></text:span></text:p>
        <text:p text:style-name="P14"><text:span text:style-name="Source_20_Text"><text:span text:style-name="T3">Пользователь</text:span></text:span><text:span text:style-name="T1">. Дополнительная информация (опросник) — сущность результат </text:span><text:span text:style-name="Source_20_Text"><text:span text:style-name="T3">Опроса</text:span></text:span><text:span text:style-name="T1">:</text:span></text:p>
        <text:list text:style-name="L8">
          <text:list-item>
            <text:p text:style-name="P23"><text:span text:style-name="Strong_20_Emphasis"><text:span text:style-name="T2">Уровень подготовки</text:span></text:span><text:span text:style-name="T1">. Уровень физической подготовки пользователя. Ограничения: обязательно для заполнения; допустимые значения: </text:span><text:span text:style-name="Source_20_Text"><text:span text:style-name="T3">новичок</text:span></text:span><text:span text:style-name="T1">, </text:span><text:span text:style-name="Source_20_Text"><text:span text:style-name="T3">любитель</text:span></text:span><text:span text:style-name="T1">, </text:span><text:span text:style-name="Source_20_Text"><text:span text:style-name="T3">профессионал</text:span></text:span><text:span text:style-name="T1">.</text:span></text:p>
          </text:list-item>
          <text:list-item>
            <text:p text:style-name="P23"><text:span text:style-name="Strong_20_Emphasis"><text:span text:style-name="T2">Тип тренировок</text:span></text:span><text:span text:style-name="T1">. Ограничения: обязательно для заполнения; допустимые значения: </text:span><text:span text:style-name="Source_20_Text"><text:span text:style-name="T3">йога</text:span></text:span><text:span text:style-name="T1">, </text:span><text:span text:style-name="Source_20_Text"><text:span text:style-name="T3">бег</text:span></text:span><text:span text:style-name="T1">, </text:span><text:span text:style-name="Source_20_Text"><text:span text:style-name="T3">бокс</text:span></text:span><text:span text:style-name="T1">, </text:span><text:span text:style-name="Source_20_Text"><text:span text:style-name="T3">стрейчинг</text:span></text:span><text:span text:style-name="T1">, </text:span><text:span text:style-name="Source_20_Text"><text:span text:style-name="T3">кроссфит</text:span></text:span><text:span text:style-name="T1">, </text:span><text:span text:style-name="Source_20_Text"><text:span text:style-name="T3">аэробика</text:span></text:span><text:span text:style-name="T1">, </text:span><text:span text:style-name="Source_20_Text"><text:span text:style-name="T3">пилатес</text:span></text:span><text:span text:style-name="T1">; одновременно может быть выбрано не больше трёх значений.</text:span></text:p>
          </text:list-item>
          <text:list-item>
            <text:p text:style-name="P23"><text:span text:style-name="Strong_20_Emphasis"><text:span text:style-name="T2">Время на тренировку</text:span></text:span><text:span text:style-name="T1">. Время на тренировку указывается в предопределённых интервалах. Ограничения: обязательно для заполнения; один из вариантов: </text:span><text:span text:style-name="Source_20_Text"><text:span text:style-name="T3">10-30 мин</text:span></text:span><text:span text:style-name="T1">, ``30-50 мин</text:span><text:span text:style-name="Source_20_Text"><text:span text:style-name="T3">, </text:span></text:span><text:span text:style-name="T1">50-80 мин</text:span><text:span text:style-name="Source_20_Text"><text:span text:style-name="T3">, </text:span></text:span><text:span text:style-name="T1">80-100 мин`.</text:span></text:p>
          </text:list-item>
          <text:list-item>
            <text:p text:style-name="P23"><text:span text:style-name="Strong_20_Emphasis"><text:span text:style-name="T2">Количество калорий для сброса</text:span></text:span><text:span text:style-name="T1">. Ограничения: обязательно для заполнения; минимальное значение </text:span><text:span text:style-name="Source_20_Text"><text:span text:style-name="T3">1000</text:span></text:span><text:span text:style-name="T1">, максимально значение </text:span><text:span text:style-name="Source_20_Text"><text:span text:style-name="T3">5000</text:span></text:span><text:span text:style-name="T1">; только целые числа.</text:span></text:p>
          </text:list-item>
          <text:list-item>
            <text:p text:style-name="P23"><text:span text:style-name="Strong_20_Emphasis"><text:span text:style-name="T2">Количество калорий для траты в день</text:span></text:span><text:span text:style-name="T1">. Ограничения: обязательно для заполнения; минимальное значение </text:span><text:span text:style-name="Source_20_Text"><text:span text:style-name="T3">1000</text:span></text:span><text:span text:style-name="T1">; максимальное значение: </text:span><text:span text:style-name="Source_20_Text"><text:span text:style-name="T3">5000</text:span></text:span><text:span text:style-name="T1">; только целые числа.</text:span></text:p>
          </text:list-item>
          <text:list-item>
            <text:p text:style-name="P23"><text:span text:style-name="Strong_20_Emphasis"><text:span text:style-name="T2">Готовность к тренировке</text:span></text:span><text:span text:style-name="T1">. Флаг, указывающий готовность пользователя к приглашениям на тренировку.</text:span></text:p>
          </text:list-item>
        </text:list>
        <text:h text:style-name="P7" text:outline-level="3"><text:bookmark text:name="balans-polzovatelya"/>Баланс пользователя</text:h>
        <text:p text:style-name="P9">Хранит информацию о купленных тренировках пользователя.</text:p>
        <text:p text:style-name="P9">Набор информации для хранения:</text:p>
        <text:list text:style-name="L9">
          <text:list-item>
            <text:p text:style-name="P24">Тренировка;</text:p>
          </text:list-item>
          <text:list-item>
            <text:p text:style-name="P24">Количество доступных тренировок;</text:p>
          </text:list-item>
        </text:list>
        <text:h text:style-name="P7" text:outline-level="3"><text:bookmark text:name="otziv"/>Отзыв</text:h>
        <text:p text:style-name="P9">Отзыв представлен набором информации:</text:p>
        <text:list text:style-name="L10">
          <text:list-item>
            <text:p text:style-name="P25"><text:span text:style-name="Strong_20_Emphasis"><text:span text:style-name="T2">Автор отзыва</text:span></text:span><text:span text:style-name="T1">. Информация об авторе отзыва. Ограничения: существующий пользователь в системе;</text:span></text:p>
          </text:list-item>
          <text:list-item>
            <text:p text:style-name="P25"><text:span text:style-name="Strong_20_Emphasis"><text:span text:style-name="T2">Тренировка</text:span></text:span><text:span text:style-name="T1">. Ограничения: существующая тренировка в системе;</text:span></text:p>
          </text:list-item>
          <text:list-item>
            <text:p text:style-name="P25"><text:span text:style-name="Strong_20_Emphasis"><text:span text:style-name="T2">Оценка</text:span></text:span><text:span text:style-name="T1">. Оценка от </text:span><text:span text:style-name="Source_20_Text"><text:span text:style-name="T3">1</text:span></text:span><text:span text:style-name="T1"> до </text:span><text:span text:style-name="Source_20_Text"><text:span text:style-name="T3">5</text:span></text:span><text:span text:style-name="T1"> (включительно). Ограничения: только целые числа; числа в диапазоне от </text:span><text:span text:style-name="Source_20_Text"><text:span text:style-name="T3">1</text:span></text:span><text:span text:style-name="T1"> до </text:span><text:span text:style-name="Source_20_Text"><text:span text:style-name="T3">5</text:span></text:span><text:span text:style-name="T1"> (включительно).</text:span></text:p>
          </text:list-item>
          <text:list-item>
            <text:p text:style-name="P25"><text:span text:style-name="Strong_20_Emphasis"><text:span text:style-name="T2">Текст отзыва</text:span></text:span><text:span text:style-name="T1">. Ограничения: обязательно для заполнения; минимум </text:span><text:span text:style-name="Source_20_Text"><text:span text:style-name="T3">100</text:span></text:span><text:span text:style-name="T1"> символов; максимум </text:span><text:span text:style-name="Source_20_Text"><text:span text:style-name="T3">1024</text:span></text:span><text:span text:style-name="T1"> символа.</text:span></text:p>
          </text:list-item>
          <text:list-item>
            <text:p text:style-name="P25"><text:span text:style-name="Strong_20_Emphasis"><text:span text:style-name="T2">Дата создания отзыва</text:span></text:span><text:span text:style-name="T1">. Ограничения: обязательно для заполнения.</text:span></text:p>
          </text:list-item>
        </text:list>
        <text:h text:style-name="P7" text:outline-level="3"><text:bookmark text:name="trenirovka"/>Тренировка</text:h>
        <text:p text:style-name="P9">Тренировка представлена набором информации:</text:p>
        <text:list text:style-name="L11">
          <text:list-item>
            <text:p text:style-name="P26"><text:span text:style-name="Strong_20_Emphasis"><text:span text:style-name="T2">Название тренировки</text:span></text:span><text:span text:style-name="T1">. Ограничения: обязательно для заполнения; минимальная длина </text:span><text:span text:style-name="Source_20_Text"><text:span text:style-name="T3">1</text:span></text:span><text:span text:style-name="T1"> символ, максимальная длина </text:span><text:span text:style-name="Source_20_Text"><text:span text:style-name="T3">15</text:span></text:span><text:span text:style-name="T1"> символов.</text:span></text:p>
          </text:list-item>
          <text:list-item>
            <text:p text:style-name="P26"><text:span text:style-name="Strong_20_Emphasis"><text:span text:style-name="T2">Фоновое изображение</text:span></text:span><text:span text:style-name="T1">. Фоновая картинка для карточки тренировки. Ограничения: обязательно для загрузки; изображение в формате </text:span><text:span text:style-name="Source_20_Text"><text:span text:style-name="T3">jpg</text:span></text:span><text:span text:style-name="T1">/</text:span><text:span text:style-name="Source_20_Text"><text:span text:style-name="T3">png</text:span></text:span><text:span text:style-name="T1">. Список фоновых изображений предопределён (берутся из макета).</text:span></text:p>
          </text:list-item>
          <text:list-item>
            <text:p text:style-name="P26"><text:span text:style-name="Strong_20_Emphasis"><text:span text:style-name="T2">Уровень</text:span></text:span><text:span text:style-name="T1">. Уровень пользователя, на которого рассчитана тренировка. Ограничения: обязательное для заполнения; значения для заполнения: </text:span><text:span text:style-name="Source_20_Text"><text:span text:style-name="T3">новичок</text:span></text:span><text:span text:style-name="T1">, </text:span><text:span text:style-name="Source_20_Text"><text:span text:style-name="T3">любитель</text:span></text:span><text:span text:style-name="T1">, </text:span><text:span text:style-name="Source_20_Text"><text:span text:style-name="T3">профессионал</text:span></text:span><text:span text:style-name="T1">; только одно значение из перечисленных.</text:span></text:p>
          </text:list-item>
          <text:list-item>
            <text:p text:style-name="P26"><text:soft-page-break/><text:span text:style-name="Strong_20_Emphasis"><text:span text:style-name="T2">Тип тренировки</text:span></text:span><text:span text:style-name="T1">. Ограничения: обязательно для заполнения; одно значение из списка: </text:span><text:span text:style-name="Source_20_Text"><text:span text:style-name="T3">йога</text:span></text:span><text:span text:style-name="T1">, </text:span><text:span text:style-name="Source_20_Text"><text:span text:style-name="T3">бег</text:span></text:span><text:span text:style-name="T1">, </text:span><text:span text:style-name="Source_20_Text"><text:span text:style-name="T3">бокс</text:span></text:span><text:span text:style-name="T1">, </text:span><text:span text:style-name="Source_20_Text"><text:span text:style-name="T3">стрейчинг</text:span></text:span><text:span text:style-name="T1">, </text:span><text:span text:style-name="Source_20_Text"><text:span text:style-name="T3">кроссфит</text:span></text:span><text:span text:style-name="T1">, </text:span><text:span text:style-name="Source_20_Text"><text:span text:style-name="T3">аэробика</text:span></text:span><text:span text:style-name="T1">, </text:span><text:span text:style-name="Source_20_Text"><text:span text:style-name="T3">пилатес</text:span></text:span><text:span text:style-name="T1">.</text:span></text:p>
          </text:list-item>
          <text:list-item>
            <text:p text:style-name="P26"><text:span text:style-name="Strong_20_Emphasis"><text:span text:style-name="T2">Длительность тренировки</text:span></text:span><text:span text:style-name="T1">. Продолжительность тренировки в минутах. Ограничения: обязательно для заполнения; один из предопределённых вариантов: </text:span><text:span text:style-name="Source_20_Text"><text:span text:style-name="T3">10-30 мин</text:span></text:span><text:span text:style-name="T1">, </text:span><text:span text:style-name="Source_20_Text"><text:span text:style-name="T3">30-50 мин</text:span></text:span><text:span text:style-name="T1">, </text:span><text:span text:style-name="Source_20_Text"><text:span text:style-name="T3">50-80 мин</text:span></text:span><text:span text:style-name="T1">, </text:span><text:span text:style-name="Source_20_Text"><text:span text:style-name="T3">80-100 мин</text:span></text:span><text:span text:style-name="T1">.</text:span></text:p>
          </text:list-item>
          <text:list-item>
            <text:p text:style-name="P26"><text:span text:style-name="Strong_20_Emphasis"><text:span text:style-name="T2">Цена</text:span></text:span><text:span text:style-name="T1">. Стоимость тренировки в рублях. Ограничения: целые числа; число больше или равно </text:span><text:span text:style-name="Source_20_Text"><text:span text:style-name="T3">0</text:span></text:span><text:span text:style-name="T1">. Значение </text:span><text:span text:style-name="Source_20_Text"><text:span text:style-name="T3">0</text:span></text:span><text:span text:style-name="T1"> подразумевает бесплатную тренировку.</text:span></text:p>
          </text:list-item>
          <text:list-item>
            <text:p text:style-name="P26"><text:span text:style-name="Strong_20_Emphasis"><text:span text:style-name="T2">Количество калорий</text:span></text:span><text:span text:style-name="T1">. Ограничения: обязательно для заполнения; минимальное значение </text:span><text:span text:style-name="Source_20_Text"><text:span text:style-name="T3">1000</text:span></text:span><text:span text:style-name="T1">, максимально значение </text:span><text:span text:style-name="Source_20_Text"><text:span text:style-name="T3">5000</text:span></text:span><text:span text:style-name="T1">; только целые числа.</text:span></text:p>
          </text:list-item>
          <text:list-item>
            <text:p text:style-name="P26"><text:span text:style-name="Strong_20_Emphasis"><text:span text:style-name="T2">Описание</text:span></text:span><text:span text:style-name="T1">. Описание тренировки. Ограничения: обязательно для заполнения; минимальная длина </text:span><text:span text:style-name="Source_20_Text"><text:span text:style-name="T3">10</text:span></text:span><text:span text:style-name="T1"> символов; максимальная длина </text:span><text:span text:style-name="Source_20_Text"><text:span text:style-name="T3">140</text:span></text:span><text:span text:style-name="T1"> символов.</text:span></text:p>
          </text:list-item>
          <text:list-item>
            <text:p text:style-name="P26"><text:span text:style-name="Strong_20_Emphasis"><text:span text:style-name="T2">Пол</text:span></text:span><text:span text:style-name="T1">. Пол пользователя для которого предназначена тренировка. Ограничения: обязательно для заполнения. Одно из трёх значений: </text:span><text:span text:style-name="Source_20_Text"><text:span text:style-name="T3">для женщин</text:span></text:span><text:span text:style-name="T1">, </text:span><text:span text:style-name="Source_20_Text"><text:span text:style-name="T3">для мужчин</text:span></text:span><text:span text:style-name="T1"> и </text:span><text:span text:style-name="Source_20_Text"><text:span text:style-name="T3">для всех</text:span></text:span><text:span text:style-name="T1">.</text:span></text:p>
          </text:list-item>
          <text:list-item>
            <text:p text:style-name="P26"><text:span text:style-name="Strong_20_Emphasis"><text:span text:style-name="T2">Видео тренировки</text:span></text:span><text:span text:style-name="T1">. Видео файл с демонстрацией тренировки. Ограничения: обязательно для заполнения; только одно видео; формат видео </text:span><text:span text:style-name="Source_20_Text"><text:span text:style-name="T3">mov</text:span></text:span><text:span text:style-name="T1">/</text:span><text:span text:style-name="Source_20_Text"><text:span text:style-name="T3">avi</text:span></text:span><text:span text:style-name="T1">/</text:span><text:span text:style-name="Source_20_Text"><text:span text:style-name="T3">mp4</text:span></text:span><text:span text:style-name="T1">.</text:span></text:p>
          </text:list-item>
          <text:list-item>
            <text:p text:style-name="P26"><text:span text:style-name="Strong_20_Emphasis"><text:span text:style-name="T2">Рейтинг тренировки</text:span></text:span><text:span text:style-name="T1">. Рейтинг тренировки. Рассчитывается автоматически на основании пользователей. По умолчанию значение </text:span><text:span text:style-name="Source_20_Text"><text:span text:style-name="T3">0</text:span></text:span><text:span text:style-name="T1">.</text:span></text:p>
          </text:list-item>
          <text:list-item>
            <text:p text:style-name="P26"><text:span text:style-name="Strong_20_Emphasis"><text:span text:style-name="T2">Тренер</text:span></text:span><text:span text:style-name="T1">. Тренер, создатель тренировки. Например: </text:span><text:span text:style-name="Source_20_Text"><text:span text:style-name="T3">Иван</text:span></text:span><text:span text:style-name="T1">. Ограничения: обязательно для заполнения; минимальная длина </text:span><text:span text:style-name="Source_20_Text"><text:span text:style-name="T3">1</text:span></text:span><text:span text:style-name="T1"> символ; максимальная длина </text:span><text:span text:style-name="Source_20_Text"><text:span text:style-name="T3">15</text:span></text:span><text:span text:style-name="T1"> символов; только буквы русского/английского алфавита.</text:span></text:p>
          </text:list-item>
          <text:list-item>
            <text:p text:style-name="P26"><text:span text:style-name="Strong_20_Emphasis"><text:span text:style-name="T2">Признак специального предложения</text:span></text:span><text:span text:style-name="T1">. Флаг определяет участие тренировки (участвует, не участвует) в качестве специального предложения.</text:span></text:p>
          </text:list-item>
        </text:list>
        <text:h text:style-name="P7" text:outline-level="3"><text:bookmark text:name="zakaz-(pokupka)"/>Заказ (покупка)</text:h>
        <text:p text:style-name="P9">Заказ тренировки представлен набором информации:</text:p>
        <text:list text:style-name="L12">
          <text:list-item>
            <text:p text:style-name="P27"><text:span text:style-name="Strong_20_Emphasis"><text:span text:style-name="T2">Вид покупки</text:span></text:span><text:span text:style-name="T1">. Ограничения: обязательно для заполнения; </text:span><text:span text:style-name="Source_20_Text"><text:span text:style-name="T3">абонемент</text:span></text:span><text:span text:style-name="T1">.</text:span></text:p>
          </text:list-item>
          <text:list-item>
            <text:p text:style-name="P27"><text:span text:style-name="Strong_20_Emphasis"><text:span text:style-name="T2">Услуга</text:span></text:span><text:span text:style-name="T1">. Тренировка. Ограничения: обязательно для заполнения; существующая в системе тренировка. Указать id.</text:span></text:p>
          </text:list-item>
          <text:list-item>
            <text:p text:style-name="P27"><text:span text:style-name="Strong_20_Emphasis"><text:span text:style-name="T2">Цена тренировки</text:span></text:span><text:span text:style-name="T1">. Стоимость приобретённой тренировки на момент покупки.</text:span></text:p>
          </text:list-item>
          <text:list-item>
            <text:p text:style-name="P27"><text:span text:style-name="Strong_20_Emphasis"><text:span text:style-name="T2">Количество</text:span></text:span><text:span text:style-name="T1">. Количество приобретаемых тренировок. Ограничения: целое число; обязательно для заполнения; минимальное значение </text:span><text:span text:style-name="Source_20_Text"><text:span text:style-name="T3">1</text:span></text:span><text:span text:style-name="T1">, максимальное </text:span><text:span text:style-name="Source_20_Text"><text:span text:style-name="T3">50</text:span></text:span><text:span text:style-name="T1">.</text:span></text:p>
          </text:list-item>
          <text:list-item>
            <text:p text:style-name="P27"><text:span text:style-name="Strong_20_Emphasis"><text:span text:style-name="T2">Сумма заказа</text:span></text:span><text:span text:style-name="T1">. Стоимость заказа. Рассчитывается по формуле: </text:span><text:span text:style-name="Source_20_Text"><text:span text:style-name="T3">количество * цена тренировки</text:span></text:span><text:span text:style-name="T1">.</text:span></text:p>
          </text:list-item>
          <text:list-item>
            <text:p text:style-name="P27"><text:span text:style-name="Strong_20_Emphasis"><text:span text:style-name="T2">Способ оплаты</text:span></text:span><text:span text:style-name="T1">. Вариант оплаты заказа. Ограничения: обязательно для заполнения; один из вариантов: </text:span><text:span text:style-name="Source_20_Text"><text:span text:style-name="T3">visa</text:span></text:span><text:span text:style-name="T1">, </text:span><text:span text:style-name="Source_20_Text"><text:span text:style-name="T3">mir</text:span></text:span><text:span text:style-name="T1">, </text:span><text:span text:style-name="Source_20_Text"><text:span text:style-name="T3">umoney</text:span></text:span><text:span text:style-name="T1">.</text:span></text:p>
          </text:list-item>
          <text:list-item>
            <text:p text:style-name="P27"><text:span text:style-name="Strong_20_Emphasis"><text:span text:style-name="T2">Дата создания заказа</text:span></text:span><text:span text:style-name="T1">. Дата и время создания заказа.</text:span></text:p>
          </text:list-item>
        </text:list>
        <text:h text:style-name="P17" text:outline-level="2"><text:bookmark text:name="nachalnoe-napolnenie-bazi"/>Начальное наполнение базы</text:h>
        <text:h text:style-name="P17" text:outline-level="2"><text:bookmark text:name="stsenarii"/>Сценарии</text:h>
        <text:h text:style-name="P7" text:outline-level="3"><text:bookmark text:name="obshchie-trebovaniya--k-stsenariyam"/>Общие требования к сценариям</text:h>
        <text:h text:style-name="P28" text:outline-level="4"><text:bookmark text:name="1.-obshchie-trebovaniya"/>1. Общие требования</text:h>
        <text:p text:style-name="P9">1.1. Данные, полученные от клиента, всегда проверяются перед использованием (валидируются).</text:p>
        <text:p text:style-name="P14"><text:soft-page-break/><text:span text:style-name="T1">1.2. В случае обнаружения ошибок, клиенту отправляется соответствующий код ответа (</text:span><text:span text:style-name="Source_20_Text"><text:span text:style-name="T3">400</text:span></text:span><text:span text:style-name="T1">) и список ошибок валидации.</text:span></text:p>
        <text:p text:style-name="P9">1.3. Изображения, а также файлы, полученные от клиента могут храниться как в файловой системе, так и в базе данных.</text:p>
        <text:p text:style-name="P14"><text:span text:style-name="T1">1.4. Не допускается хранение пароля пользователя в открытом виде. В базе данных хранится хэш пароля. Для получения хэш-пароля применяется пакет </text:span><text:span text:style-name="Source_20_Text"><text:span text:style-name="T3">bcrypt</text:span></text:span><text:span text:style-name="T1">.</text:span></text:p>
        <text:p text:style-name="P9">1.5. Сервис никогда не возвращает конфиденциальных данных. Например, пароли.</text:p>
        <text:p text:style-name="P9">1.6. Для описания контрактов применяются DTO/RDO объекты.</text:p>
        <text:p text:style-name="P9">1.7. Для передачи данных, необходимых для работы приложения используются переменные окружения. Значения из переменных окружения проходят обязательную валидацию.</text:p>
        <text:p text:style-name="P9">Некорректные данные или нехватка обязательных данных приводят к остановке приложения и выводу информации об ошибках.</text:p>
        <text:p text:style-name="P9">1.8. В коде приложения не должно быть «зашито» конфиденциальных данных (пароли, секреты и так далее).</text:p>
        <text:p text:style-name="P14"><text:span text:style-name="T1">1.9. Для каждого ресурса предусмотрен файл </text:span><text:span text:style-name="Source_20_Text"><text:span text:style-name="T3">[service_name].http</text:span></text:span><text:span text:style-name="T1"> (хранится в директории со всеми файлами ресурса). В нём приведены заготовки запросов для проверки работоспособности ресурса.</text:span></text:p>
        <text:p text:style-name="P9">1.10. Специфичные уникальные идентификаторы, которые передаёт клиент (например, идентификатор документа MongoDB), проходят предварительную валидацию. Нужно убедиться, что идентификатор предоставлен корректным значением.</text:p>
        <text:p text:style-name="P14"><text:span text:style-name="T1">1.11. Ресурсы, возвращающие коллекции (списки), по умолчанию ограничивают возвращаемые данные. Ресурс не возвращает больше </text:span><text:span text:style-name="Source_20_Text"><text:span text:style-name="T3">50</text:span></text:span><text:span text:style-name="T1"> элементов коллекции. Клиент может уменьшить это количество, передав дополнительный параметр. Увеличить нельзя.</text:span></text:p>
        <text:p text:style-name="P14"><text:span text:style-name="T1">1.12. Ресурсы, возвращающие коллекции (списки) поддерживают параметры и логику, позволяющие организовать постраничную навигацию (пагинация). Кейс: получить очередные </text:span><text:span text:style-name="Source_20_Text"><text:span text:style-name="T3">50</text:span></text:span><text:span text:style-name="T1"> записей.</text:span></text:p>
        <text:p text:style-name="P9">1.13. Ресурсы, возвращающие коллекции (списки) поддерживают сортировку. По умолчанию используется сортировка по убыванию (дата создания элемента). Клиент может изменить направление сортировки.</text:p>
        <text:p text:style-name="P9">1.14. Фильтрация и сортировка происходят на стороне сервера.</text:p>
        <text:h text:style-name="P28" text:outline-level="4"><text:bookmark text:name="1.-realizovani-stsenarii-razdela-polzovatel"/>1. Реализованы сценарии раздела Пользователь</text:h>
        <text:list text:style-name="L13">
          <text:list-item>
            <text:p text:style-name="P29">Регистрация пользователя</text:p>
            <text:list>
              <text:list-item>
                <text:p text:style-name="P30">Регистрация доступна только анонимным клиентам.</text:p>
              </text:list-item>
              <text:list-item>
                <text:p text:style-name="P30">Авторизованный пользователь при попытке пройти регистрацию получает соответствующий код ответа.</text:p>
              </text:list-item>
              <text:list-item>
                <text:p text:style-name="P30">Для регистрации клиент передаёт набор информации, перечисленный в разделе «Предметная область» -&gt; «Пользователь». Для полей, данные для которых рассчитываются автоматически, клиент информацию не передаёт (дата).</text:p>
              </text:list-item>
              <text:list-item>
                <text:p text:style-name="P29">В случае успешной регистрации нового пользователя, сервис возвращает соответствующий код ответа и объект с созданным пользователем.</text:p>
              </text:list-item>
              <text:list-item>
                <text:p text:style-name="P29"/>
              </text:list-item>
            </text:list>
          </text:list-item>
          <text:list-item>
            <text:p text:style-name="P29"><text:soft-page-break/>Вход в систему</text:p>
            <text:list>
              <text:list-item>
                <text:p text:style-name="P31">Для ограничение доступа пользователей используются JWT (JSON WebTokens).</text:p>
              </text:list-item>
              <text:list-item>
                <text:p text:style-name="P31">Войти в систему могут только анонимные клиенты. Если авторизованный клиент входит в систему, сервер возвращает соответствующий код и текущий токен. Новая пара токенов не создаётся.</text:p>
              </text:list-item>
              <text:list-item>
                <text:p text:style-name="P31">Для процедуры аутентификации и авторизации клиент передаёт электронную почту и пароль.</text:p>
              </text:list-item>
              <text:list-item>
                <text:p text:style-name="P31">В сервисе реализована поддержка Access Token и Refresh Token.</text:p>
              </text:list-item>
              <text:list-item>
                <text:p text:style-name="P32"><text:span text:style-name="T6">Время жизни Access Token — </text:span><text:span text:style-name="Source_20_Text"><text:span text:style-name="T7">15</text:span></text:span><text:span text:style-name="T6"> минут. Время жизни Refresh Token: </text:span><text:span text:style-name="Source_20_Text"><text:span text:style-name="T7">7</text:span></text:span><text:span text:style-name="T6"> дней. Время жизни токенов может быть переназначено через переменные окружения.</text:span></text:p>
              </text:list-item>
              <text:list-item>
                <text:p text:style-name="P31">Для формирования Access Token и Refresh Token используются разные секреты. Секреты передаются через переменные окружения.</text:p>
              </text:list-item>
              <text:list-item>
                <text:p text:style-name="P33">Сервис предусматривает сценарий отзыва Refresh Token.</text:p>
              </text:list-item>
              <text:list-item>
                <text:p text:style-name="P32"><text:span text:style-name="T6">После прохождения авторизации, клиент передаёт Access Token в заголовке </text:span><text:span text:style-name="Source_20_Text"><text:span text:style-name="T7">Authorization</text:span></text:span><text:span text:style-name="T6">. Используется </text:span><text:span text:style-name="Source_20_Text"><text:span text:style-name="T7">Bearer</text:span></text:span><text:span text:style-name="T6">.</text:span></text:p>
              </text:list-item>
            </text:list>
          </text:list-item>
        </text:list>
        <text:h text:style-name="P28" text:outline-level="4"><text:bookmark text:name="2.-realizovani-stsenarii-razdela-lichnii-kabinet"/>2. Реализованы сценарии раздела Личный кабинет</text:h>
        <text:h text:style-name="P34" text:outline-level="5"><text:bookmark text:name="lichnii-kabinet-polzovatelya"/>Личный кабинет пользователя</text:h>
        <text:list text:style-name="L14">
          <text:list-item>
            <text:p text:style-name="P35">Баланс пользователя</text:p>
            <text:list>
              <text:list-item>
                <text:p text:style-name="P36"><text:span text:style-name="T1">Баланс могут запрашивать только авторизованные </text:span><text:span text:style-name="Source_20_Text"><text:span text:style-name="T3">«Пользователь»</text:span></text:span><text:span text:style-name="T1">.</text:span></text:p>
              </text:list-item>
              <text:list-item>
                <text:p text:style-name="P35">Сервис предоставляет отдельный ресурс для получения общего баланса: суммарное количество доступных тренировок.</text:p>
              </text:list-item>
              <text:list-item>
                <text:p text:style-name="P35">Сервис предоставляет ресурс для обновления баланса тренировок (поступление тренировок, списание тренировок).</text:p>
              </text:list-item>
            </text:list>
          </text:list-item>
          <text:list-item>
            <text:p text:style-name="P35">Редактирование информации о пользователе</text:p>
            <text:list>
              <text:list-item>
                <text:p text:style-name="P35">Авторизованный клиент может обновить профиль своего пользователя в приложении.</text:p>
              </text:list-item>
              <text:list-item>
                <text:p text:style-name="P35">Авторизованный клиент может обновлять только профиль своего пользователя. Редактирование информации произвольного пользователя не допускается.</text:p>
              </text:list-item>
              <text:list-item>
                <text:p text:style-name="P35">Клиент может обновить значения любых полей за исключением: электронная почта, пароль.</text:p>
              </text:list-item>
              <text:list-item>
                <text:p text:style-name="P35">Частичное обновление допускается. Например, чтобы обновить имя пользователя, авторизованный клиент может передать только имя, а не полную информацию о пользователе.</text:p>
              </text:list-item>
            </text:list>
          </text:list-item>
        </text:list>
        <text:h text:style-name="P28" text:outline-level="4"><text:bookmark text:name="3.-realizovani-stsenarii-razdela-otzivi"/>3. Реализованы сценарии раздела Отзывы</text:h>
        <text:h text:style-name="P34" text:outline-level="5"><text:bookmark text:name="otzivi"/>Отзывы</text:h>
        <text:list text:style-name="L15">
          <text:list-item>
            <text:p text:style-name="P37">Создание отзыва к тренировке</text:p>
            <text:list>
              <text:list-item>
                <text:p text:style-name="P38"><text:span text:style-name="T1">Отзывы к тренировке могут создавать только авторизованные клиенты с ролью </text:span><text:span text:style-name="Source_20_Text"><text:span text:style-name="T3">«Пользователь»</text:span></text:span><text:span text:style-name="T1">.</text:span></text:p>
              </text:list-item>
              <text:list-item>
                <text:p text:style-name="P39"><text:span text:style-name="T1">Для создания нового отзыва клиент передаёт набор информации, перечисленный в разделе </text:span><text:span text:style-name="Source_20_Text"><text:span text:style-name="T3">«Предметная область»</text:span></text:span><text:span text:style-name="T1"> -&gt; </text:span><text:span text:style-name="Source_20_Text"><text:span text:style-name="T3">«Отзыв»</text:span></text:span><text:span text:style-name="T1">. Дата проставляется автоматически.</text:span></text:p>
              </text:list-item>
            </text:list>
          </text:list-item>
        </text:list>
        <text:p text:style-name="P9">Тренировка указывается по её id</text:p>
        <text:list text:style-name="L16">
          <text:list-item>
            <text:p text:style-name="P40">В случае успешного создания отзыва, сервис возвращает объект созданного отзыва.</text:p>
          </text:list-item>
          <text:list-item>
            <text:p text:style-name="P40">Редактирование и удаление отзывов не предусмотрено.</text:p>
          </text:list-item>
          <text:list-item>
            <text:p text:style-name="P40">После добавления отзыва выполняется пересчёт рейтинга тренировки. Рейтинг тренировки рассчитывается по-среднему значению всех отзывов.</text:p>
          </text:list-item>
          <text:list-item>
            <text:p text:style-name="P40">Список отзывов к тренировке</text:p>
          </text:list-item>
          <text:list-item>
            <text:p text:style-name="P40">Сервис предоставляет ресурс для получения списка отзывов для определённой тренировки по id.</text:p>
          </text:list-item>
          <text:list-item>
            <text:p text:style-name="P40">Запросить список отзывов к тренировкам может только авторизованный пользователь.</text:p>
          </text:list-item>
          <text:list-item>
            <text:p text:style-name="P41"><text:span text:style-name="T1">Каждый отзыв представлен набором информации, перечисленный в описании сущности </text:span><text:span text:style-name="Source_20_Text"><text:span text:style-name="T3">«Отзыв»</text:span></text:span><text:span text:style-name="T1">.</text:span></text:p>
          </text:list-item>
        </text:list>
        <text:h text:style-name="P28" text:outline-level="4"><text:bookmark text:name="4.-realizovani-stsenarii-razdela-trenirovka"/>4. Реализованы сценарии раздела Тренировка</text:h>
        <text:h text:style-name="P34" text:outline-level="5"><text:bookmark text:name="trenirovka Копия 2"/>Тренировка</text:h>
        <text:list text:style-name="L17">
          <text:list-item>
            <text:p text:style-name="P42">Создайте ресурс со списком тренировок в системе.</text:p>
          </text:list-item>
          <text:list-item>
            <text:p text:style-name="P42">Тренировки отсортированы от более подходящих к менее подходящим для пользователя</text:p>
          </text:list-item>
          <text:list-item>
            <text:p text:style-name="P42">В списке тренировок предусмотрена пагинация</text:p>
          </text:list-item>
          <text:list-item>
            <text:p text:style-name="P42">Детальная информация о тренировке</text:p>
          </text:list-item>
          <text:list-item>
            <text:p text:style-name="P42">Детальную информацию о тренировке могут запросить только авторизованные клиенты. Для получения детальной информации клиент передаёт уникальный идентификатор тренировки.</text:p>
          </text:list-item>
          <text:list-item>
            <text:p text:style-name="P43"><text:soft-page-break/><text:span text:style-name="T1">Детальная информация о тренировке содержит всю информацию, представленную в описании сущности </text:span><text:span text:style-name="Source_20_Text"><text:span text:style-name="T3">«Тренировка»</text:span></text:span><text:span text:style-name="T1">.</text:span></text:p>
          </text:list-item>
        </text:list>
        <text:h text:style-name="P28" text:outline-level="4"><text:bookmark text:name="5.-realizovat-stsenarii-razdela-pokupka-(zakaz)"/>5. Реализовать сценарии раздела покупка (заказ)</text:h>
        <text:h text:style-name="P34" text:outline-level="5"><text:bookmark text:name="pokupka-(zakaz)"/>Покупка (заказ)</text:h>
        <text:list text:style-name="L18">
          <text:list-item>
            <text:p text:style-name="P44">Создайте ресурс для заказа (покупки) тренировки.</text:p>
          </text:list-item>
          <text:list-item>
            <text:p text:style-name="P44">Ресурс доступен только авторизованным пользователям. В ресурс передаются все поля сущности заказ, дата проставляется автоматически.</text:p>
          </text:list-item>
          <text:list-item>
            <text:p text:style-name="P44">Создайте ресурс со списком всех покупок пользователя.</text:p>
          </text:list-item>
          <text:list-item>
            <text:p text:style-name="P44">Создайте ресурс для получения текущего баланса тренировок.</text:p>
          </text:list-item>
          <text:list-item>
            <text:p text:style-name="P44">Создайте ресурс для списания тренировок.</text:p>
          </text:list-item>
        </text:list>
        <text:h text:style-name="P17" text:outline-level="2"><text:bookmark text:name="stsenarii-dopolnitelnogo-zadaniya"/>Сценарии дополнительного задания</text:h>
        <text:h text:style-name="P7" text:outline-level="3"><text:bookmark text:name="1.-usloviya-nachalnogo-oprosa"/>1. Условия начального опроса</text:h>
        <text:list text:style-name="L19">
          <text:list-item>
            <text:p text:style-name="P45">Опрос</text:p>
            <text:p text:style-name="P46">Начальный опрос служит для настройки начальных предпочтений пользователя. Настройка предпочтений используется для заполнения данных в ЛК пользователя и подбора тренировок на Главной странице приложения.</text:p>
            <text:list>
              <text:list-item>
                <text:p text:style-name="P47">Создайте ресурс для сохранения результата опроса при регистрации пользователя.</text:p>
              </text:list-item>
              <text:list-item>
                <text:p text:style-name="P48">Создайте ресурс для получения результатов опроса.</text:p>
              </text:list-item>
            </text:list>
            <text:p text:style-name="P49"><text:span text:style-name="Strong_20_Emphasis"><text:span text:style-name="T2">Если вы не релизуете опросник, то данные должны быть зафиксированы в таком виде</text:span></text:span><text:span text:style-name="T1">:</text:span></text:p>
            <text:list text:continue-numbering="true">
              <text:list-item>
                <text:p text:style-name="P47">калории для женщин 2300,</text:p>
              </text:list-item>
              <text:list-item>
                <text:p text:style-name="P47">калории для мужчины 3300,</text:p>
              </text:list-item>
              <text:list-item>
                <text:p text:style-name="P47">специализации выбраны все по умолчанию,</text:p>
              </text:list-item>
              <text:list-item>
                <text:p text:style-name="P47">уровень средний для всех пользователей,</text:p>
              </text:list-item>
              <text:list-item>
                <text:p text:style-name="P48">указанные данные редактировать нельзя.</text:p>
              </text:list-item>
            </text:list>
            <text:p text:style-name="P50">Можно редактировать только данные о себе, локацию, пол и аватар — те из данных, что пользователь указывает на момент регистрации без опросника.</text:p>
          </text:list-item>
        </text:list>
        <text:h text:style-name="P7" text:outline-level="3"><text:bookmark text:name="dokumentatsiya"/>Документация</text:h>
        <text:list text:style-name="L20">
          <text:list-item>
            <text:p text:style-name="P51"><text:span text:style-name="T1">В </text:span><text:span text:style-name="Source_20_Text"><text:span text:style-name="T3">description.md</text:span></text:span><text:span text:style-name="T1"> проекта указана вся необходимая информация для запуска проекта. Описано предназначение всех сценариев, которые используются для разработки/запуска проекта.</text:span></text:p>
          </text:list-item>
          <text:list-item>
            <text:p text:style-name="P51"><text:span text:style-name="T1">API задокументирован в формате </text:span><text:span text:style-name="Strong_20_Emphasis"><text:span text:style-name="T2">OpenAPI</text:span></text:span><text:span text:style-name="T1">. Это может быть отдельный файл </text:span><text:span text:style-name="Source_20_Text"><text:span text:style-name="T3">specification.yml</text:span></text:span><text:span text:style-name="T1">, расположенный в корневой директории проекта, либо отдельный маршрут по которому будет сформирована спецификация. При использовании второго варианта, маршрут для получения спецификации указывается в файле </text:span><text:span text:style-name="Source_20_Text"><text:span text:style-name="T3">description.md</text:span></text:span><text:span text:style-name="T1">.</text:span></text:p>
          </text:list-item>
        </text:list>
        <text:h text:style-name="P17" text:outline-level="2"><text:bookmark text:name="frontend Копия 2"/>Фронтенд</text:h>
        <text:h text:style-name="P7" text:outline-level="3"><text:bookmark text:name="obshchie-trebovaniya:"/>Общие требования:</text:h>
        <text:list text:style-name="L21">
          <text:list-item>
            <text:p text:style-name="P52">Вёрстка для всех состояний страниц предоставляется.</text:p>
          </text:list-item>
          <text:list-item>
            <text:p text:style-name="P52">Адреса страниц остаются на усмотрение разработчика.</text:p>
          </text:list-item>
          <text:list-item>
            <text:p text:style-name="P52">На страницах, где пользователь вводит информацию, предусмотрена проверка введённых данных на клиенте перед отправкой. Незаполненные поля или ввод некорректных данных сопровождается выводом ошибок в соответствующие элементы (рядом с полями ввода). В эти же элементы выводятся ошибки валидации бэкенда.</text:p>
          </text:list-item>
          <text:list-item>
            <text:p text:style-name="P52">Дополнительные базовые проверки реализуются на клиенте с помощью API браузера (например, проверка валидного e-mail и так далее).</text:p>
          </text:list-item>
          <text:list-item>
            <text:p text:style-name="P53">Все внутренние страницы доступны только авторизованным пользователям. Неавторизованный пользователь отправляется на разводящую страницу.</text:p>
          </text:list-item>
          <text:list-item>
            <text:p text:style-name="P54"><text:span text:style-name="T1">Для реализации слайдера допускается использовать любую свободную библиотеку, например, </text:span><text:span text:style-name="Source_20_Text"><text:span text:style-name="T3">swiper.js</text:span></text:span><text:span text:style-name="T1">.</text:span></text:p>
          </text:list-item>
          <text:list-item>
            <text:p text:style-name="P54"><text:soft-page-break/><text:span text:style-name="T1">Для подключения карт используются любая библиотека с открытым API (</text:span><text:span text:style-name="Source_20_Text"><text:span text:style-name="T3">Leaflet</text:span></text:span><text:span text:style-name="T1">, </text:span><text:span text:style-name="Source_20_Text"><text:span text:style-name="T3">Яндекс</text:span></text:span><text:span text:style-name="T1">, допускается использование </text:span><text:span text:style-name="Source_20_Text"><text:span text:style-name="T3">готовых react-компонентов</text:span></text:span></text:p>
          </text:list-item>
          <text:list-item>
            <text:p text:style-name="P52">Во время длительных операций (например, отправка запроса на сервер) отображается прелоадер. Дизайн прелоадера остаётся на усмотрение разработчика.</text:p>
          </text:list-item>
          <text:list-item>
            <text:p text:style-name="P52">Тестовое видео для проверки загрузки на отдельных страницах доступно в материалах задания.</text:p>
          </text:list-item>
          <text:list-item>
            <text:p text:style-name="P54"><text:span text:style-name="T1">В интерфейсе предусмотрены попапы. Любой попап можно закрыть с клавиатуры (</text:span><text:span text:style-name="Source_20_Text"><text:span text:style-name="T3">Escape</text:span></text:span><text:span text:style-name="T1">) и с помощью соответствующего элемента управления в самом попапе (</text:span><text:span text:style-name="Source_20_Text"><text:span text:style-name="T3">крестик</text:span></text:span><text:span text:style-name="T1">).</text:span></text:p>
          </text:list-item>
        </text:list>
        <text:h text:style-name="P17" text:outline-level="2"><text:bookmark text:name="opisanie-raboti-otdelnikh-stranits"/>Описание работы отдельных страниц</text:h>
        <text:h text:style-name="P55" text:outline-level="3"><text:bookmark text:name="razvodyashchaya"/>Разводящая</text:h>
        <text:list text:style-name="L22">
          <text:list-item>
            <text:p text:style-name="P56"><text:span text:style-name="T6">На странице расположены два элемента: кнопка </text:span><text:span text:style-name="Source_20_Text"><text:span text:style-name="T7">регистрация</text:span></text:span><text:span text:style-name="T6"> и ссылка </text:span><text:span text:style-name="Source_20_Text"><text:span text:style-name="T7">вход</text:span></text:span><text:span text:style-name="T6">. Клик по кнопке </text:span><text:span text:style-name="Source_20_Text"><text:span text:style-name="T7">регистрация</text:span></text:span><text:span text:style-name="T6"> перенаправляет на страницу «Регистрация». Переход по ссылке </text:span><text:span text:style-name="Source_20_Text"><text:span text:style-name="T7">вход</text:span></text:span><text:span text:style-name="T6"> перенаправляет пользователя на страницу «Вход».</text:span></text:p>
          </text:list-item>
          <text:list-item>
            <text:p text:style-name="P56"><text:span text:style-name="T6">Страница доступна только анонимным клиентам. Авторизованного пользователя перенаправляем на </text:span><text:span text:style-name="Source_20_Text"><text:span text:style-name="T7">Главную</text:span></text:span><text:span text:style-name="T1">.</text:span></text:p>
          </text:list-item>
        </text:list>
        <text:h text:style-name="P55" text:outline-level="3"><text:bookmark text:name="vkhod"/>Вход</text:h>
        <text:list text:style-name="L23">
          <text:list-item>
            <text:p text:style-name="P57">Страница доступна анонимным клиентам. Авторизованный пользователь: — с ролью «Пользователь» перенаправляется на «Главную страницу».</text:p>
          </text:list-item>
          <text:list-item>
            <text:p text:style-name="P57">Ошибки валидации отображаются возле поля ввода в соответствующих элементах. Например, если не заполнено обязательно поле отображается текст «Обязательное поле». Также отображаются ошибки, которые возвращает бэкенд. Например, «Пользователь с таким e-mail не существует». Текст ошибок остаётся на усмотрение разработчика.</text:p>
          </text:list-item>
          <text:list-item>
            <text:p text:style-name="P58"><text:span text:style-name="T6">Клик по кнопке </text:span><text:span text:style-name="Source_20_Text"><text:span text:style-name="T7">Продолжить</text:span></text:span><text:span text:style-name="T6"> отправляет введённые данные на сервер. В случае успешной аутентификации и авторизации пользователь: — с ролью «Пользователь» перенаправляется на «Главную страницу»;</text:span></text:p>
          </text:list-item>
        </text:list>
        <text:h text:style-name="P7" text:outline-level="3"><text:bookmark text:name="registratsiya"/>Регистрация</text:h>
        <text:list text:style-name="L24">
          <text:list-item>
            <text:p text:style-name="P59">Страница доступна анонимным клиентам.</text:p>
          </text:list-item>
          <text:list-item>
            <text:p text:style-name="P59">Авторизованный пользователь:</text:p>
            <text:list>
              <text:list-item>
                <text:p text:style-name="P60">«Пользователь» перенаправляется на «Главную страницу»;</text:p>
              </text:list-item>
              <text:list-item>
                <text:p text:style-name="P60">Все поля обязательны для заполнения.</text:p>
              </text:list-item>
              <text:list-item>
                <text:p text:style-name="P61"><text:span text:style-name="T1">После заполнения данных пользователь нажимает кнопку </text:span><text:span text:style-name="Source_20_Text"><text:span text:style-name="T3">Продолжить</text:span></text:span><text:span text:style-name="T1">. В случае успешной регистрации пользователь перенаправляется на страницу «Опросник» в случае реализации доп задания, в другом случае пользователь попадает на главную страницу приложения.</text:span></text:p>
              </text:list-item>
            </text:list>
          </text:list-item>
        </text:list>
        <text:h text:style-name="P7" text:outline-level="3"><text:bookmark text:name="oprosnik-«polzovatel»"/>Опросник «Пользователь»</text:h>
        <text:list text:style-name="L25">
          <text:list-item>
            <text:p text:style-name="P62">Страница доступна только авторизованным пользователям.</text:p>
          </text:list-item>
          <text:list-item>
            <text:p text:style-name="P62">Все поля обязательны для заполнения;</text:p>
          </text:list-item>
          <text:list-item>
            <text:p text:style-name="P63"><text:span text:style-name="T1">Введённые пользователем данные отправляются по нажатию на кнопку </text:span><text:span text:style-name="Source_20_Text"><text:span text:style-name="T3">Продолжить</text:span></text:span><text:span text:style-name="T1">. В случае успешного выполнения операции, пользователь перенаправляется на «Главную страницу».</text:span></text:p>
          </text:list-item>
        </text:list>
        <text:h text:style-name="P7" text:outline-level="3"><text:bookmark text:name="glavnaya"/>Главная</text:h>
        <text:list text:style-name="L26">
          <text:list-item>
            <text:p text:style-name="P64">Страница доступа только авторизованным пользователям.</text:p>
          </text:list-item>
          <text:list-item>
            <text:p text:style-name="P64">Страница состоит из нескольких блоков: «Специально подобраны для вас», «Специальные предложения», «Популярные тренировки» и «Ищут компанию для тренировки».</text:p>
          </text:list-item>
          <text:list-item>
            <text:p text:style-name="P65"><text:span text:style-name="T1">Блок «Специально подобраны для вас» — слайдер с кнопками управления содержит карточки тренировок, подходящие по параметрам для конкретного пользователя (параметры пользователь задаёт в опроснике). Кнопка </text:span><text:span text:style-name="Source_20_Text"><text:span text:style-name="T3">Подробнее</text:span></text:span><text:span text:style-name="T1"> ведёт на страницу «Карточки тренировки». Сортировка карточек в слайдере осуществляется на бэкенде. Элементы в слайдере отрисовываются от наиболее подходящих по параметрам к менее подходящим. Слайдер содержит не более </text:span><text:span text:style-name="Source_20_Text"><text:span text:style-name="T3">9</text:span></text:span><text:span text:style-name="T1"> карточек.</text:span></text:p>
          </text:list-item>
          <text:list-item>
            <text:p text:style-name="P65"><text:span text:style-name="T1">Блок «Специальные предложения» — слайдер состоящий из </text:span><text:span text:style-name="Source_20_Text"><text:span text:style-name="T3">3</text:span></text:span><text:span text:style-name="T1"> карточек тренировок на которые была сделана скидка. Скидка изменяет признак «Специальное предложение» для тренировки. Отбор тренировок со скидками производится на клиенте.</text:span></text:p>
          </text:list-item>
          <text:list-item>
            <text:p text:style-name="P65"><text:soft-page-break/><text:span text:style-name="T1">Блок «Популярные тренировки» — слайдер с кнопками управления состоит из карточек тренировок с наивысшим рейтингом. Кнопка </text:span><text:span text:style-name="Source_20_Text"><text:span text:style-name="T3">Смотреть все</text:span></text:span><text:span text:style-name="T1"> ведёт на страницу «Каталога тренировок». Отбор тренировок с рейтингом происходит на клиенте.</text:span></text:p>
          </text:list-item>
          <text:list-item>
            <text:p text:style-name="P64">В случае отсутствия контента для любого из блоков, отображается текст-заглушка: «Скоро здесь появится что-то полезное».</text:p>
          </text:list-item>
          <text:list-item>
            <text:p text:style-name="P65"><text:span text:style-name="T1">Раздел </text:span><text:span text:style-name="Source_20_Text"><text:span text:style-name="T3">специально для вас</text:span></text:span><text:span text:style-name="T1"> показывает информацию о тренировках. В том числе купленные рекоммендованные пользователю под его параметры.</text:span></text:p>
          </text:list-item>
        </text:list>
        <text:h text:style-name="P7" text:outline-level="3"><text:bookmark text:name="lichnii-kabinet-polzovatelya Копия 2"/>Личный кабинет пользователя</text:h>
        <text:list text:style-name="L27">
          <text:list-item>
            <text:p text:style-name="P66">Страница доступна только авторизованному пользователю.</text:p>
          </text:list-item>
          <text:list-item>
            <text:p text:style-name="P66">В блоке «Обо мне» выводится информация, указанная при регистрации и заполнении опросника. Поля доступны для редактирования.</text:p>
          </text:list-item>
          <text:list-item>
            <text:p text:style-name="P67"><text:span text:style-name="T1">Клик на кнопку </text:span><text:span text:style-name="Source_20_Text"><text:span text:style-name="T3">Редактировать</text:span></text:span><text:span text:style-name="T1"> активируют поля с информацией о себе (имя, описание, специализация, локация, пол, уровень). Кнопка </text:span><text:span text:style-name="Source_20_Text"><text:span text:style-name="T3">Редактировать</text:span></text:span><text:span text:style-name="T1"> изменяет заголовок на </text:span><text:span text:style-name="Source_20_Text"><text:span text:style-name="T3">Сохранить</text:span></text:span><text:span text:style-name="T1">. Добавляются кнопки для удаления и загрузки фотографии аватара.</text:span></text:p>
          </text:list-item>
          <text:list-item>
            <text:p text:style-name="P66">Статус готов к тренировкам можно переключать в зависимости от желания пользователя</text:p>
          </text:list-item>
          <text:list-item>
            <text:p text:style-name="P67"><text:span text:style-name="T1">Клик на кнопку </text:span><text:span text:style-name="Source_20_Text"><text:span text:style-name="T3">Сохранить</text:span></text:span><text:span text:style-name="T1"> возвращает форму к первоначальному виду.</text:span></text:p>
          </text:list-item>
          <text:list-item>
            <text:p text:style-name="P66">На странице представлен блок для перехода на «Мои покупки»</text:p>
          </text:list-item>
          <text:list-item>
            <text:p text:style-name="P66">Блок «План по калориям». Для каждого пользователя отображается план по калориям в день (значение указано при регистрации) и на неделю — высчитывается автоматически. Расчёт происходит на основании значения «план на день», указанное при регистрации.</text:p>
          </text:list-item>
        </text:list>
        <text:h text:style-name="P7" text:outline-level="3"><text:bookmark text:name="moi-pokupki"/>Мои покупки</text:h>
        <text:list text:style-name="L28">
          <text:list-item>
            <text:p text:style-name="P68">Страница доступна авторизованному пользователю.</text:p>
          </text:list-item>
          <text:list-item>
            <text:p text:style-name="P68">На странице отображаются список приобретённых тренировок.</text:p>
          </text:list-item>
          <text:list-item>
            <text:p text:style-name="P68">На странице доступен флаг-фильтр «Только активные». При выборе фильтра список карточек обновляется.</text:p>
          </text:list-item>
          <text:list-item>
            <text:p text:style-name="P68">Активная тренировка. Приобретённая тренировка к которой пользователь ещё не приступил или если он купил несколько одинаковых тренировок, но ещё не израсходовал их все.</text:p>
          </text:list-item>
        </text:list>
        <text:h text:style-name="P7" text:outline-level="3"><text:bookmark text:name="popap-dlya-pokupki-trenirovki"/>Попап для покупки тренировки</text:h>
        <text:list text:style-name="L29">
          <text:list-item>
            <text:p text:style-name="P69">Попап решает задачу покупки тренировки.</text:p>
          </text:list-item>
          <text:list-item>
            <text:p text:style-name="P69">Пользователь может приобрести любое количество тренировок.</text:p>
          </text:list-item>
          <text:list-item>
            <text:p text:style-name="P70"><text:span text:style-name="T1">Ввод количества тренировок приводит к пересчёту итоговой суммы. Пользователь может вводить с клавиатуры количество тренировок, либо использовать элементы управления </text:span><text:span text:style-name="Source_20_Text"><text:span text:style-name="T3">+/-</text:span></text:span><text:span text:style-name="T1">.</text:span></text:p>
          </text:list-item>
          <text:list-item>
            <text:p text:style-name="P70"><text:span text:style-name="T1">Покупка завершается нажатием на кнопку </text:span><text:span text:style-name="Source_20_Text"><text:span text:style-name="T3">Купить</text:span></text:span><text:span text:style-name="T1">. В случае успешного выполнения операции, информация о купленных тренировках зачисляется на баланс пользователя.</text:span></text:p>
          </text:list-item>
          <text:list-item>
            <text:p text:style-name="P70"><text:span text:style-name="T1">По умолчанию способ оплаты не выбран, пока пользователь не выберет способ оплаты, кнопка </text:span><text:span text:style-name="Source_20_Text"><text:span text:style-name="T3">купить</text:span></text:span><text:span text:style-name="T1"> будет недоступна.</text:span></text:p>
          </text:list-item>
        </text:list>
        <text:h text:style-name="P7" text:outline-level="3"><text:bookmark text:name="katalog-trenirovok"/>Каталог тренировок</text:h>
        <text:list text:style-name="L30">
          <text:list-item>
            <text:p text:style-name="P71">На странице отображается каталог тренировок и блок фильтров.</text:p>
          </text:list-item>
          <text:list-item>
            <text:p text:style-name="P71">По умолчанию карточки тренировок отсортированы по дате создания: сначала новые.</text:p>
          </text:list-item>
          <text:list-item>
            <text:p text:style-name="P72"><text:span text:style-name="T1">Клик по кнопке </text:span><text:span text:style-name="Source_20_Text"><text:span text:style-name="T3">Подробнее</text:span></text:span><text:span text:style-name="T1"> перенаправляет на страницу карточки тренировки.</text:span></text:p>
          </text:list-item>
          <text:list-item>
            <text:p text:style-name="P72"><text:span text:style-name="T1">Кнопка </text:span><text:span text:style-name="Source_20_Text"><text:span text:style-name="T3">Назад</text:span></text:span><text:span text:style-name="T1"> возвращает на «Главную страницу».</text:span></text:p>
          </text:list-item>
        </text:list>
        <text:h text:style-name="P28" text:outline-level="4"><text:bookmark text:name="blok-«filtri»"/>Блок «Фильтры»</text:h>
        <text:p text:style-name="P9">В блоке Фильтры происходит и фильтрация (отбор карточек), и сортировка (изменения порядка карточек) данных.</text:p>
        <text:p text:style-name="P9">Фильтрация происходит после выбора пользователем нужного параметра. При открытии страниц, фильтры по умолчанию не проставлены. Выбор любого из фильтров приводит к обновлению списка товаров с учётом выбранного фильтра.</text:p>
        <text:p text:style-name="P14"><text:span text:style-name="Strong_20_Emphasis"><text:span text:style-name="T2">Фильтрация по цене</text:span></text:span><text:span text:style-name="T1">.</text:span></text:p>
        <text:p text:style-name="P9"><text:soft-page-break/>При загрузке страницы в плейсхолдеры проставляется минимальная и максимальная цена из полного списка тренировок, то есть при старте отображается только первая страница 6 карточек, но в фильтрах указан предел цены для всех данных приложения.</text:p>
        <text:p text:style-name="P14"><text:span text:style-name="T1">Вводить данные в плейсхолдер можно как с клавиатуры, так и с помощью ползунка. В поля от и до нельзя ввести значение меньше </text:span><text:span text:style-name="Source_20_Text"><text:span text:style-name="T3">0</text:span></text:span><text:span text:style-name="T1">. В поле минимум нельзя ввести больше чем в поле максимум и в поле максимум нельзя ввести цену меньше чем в поле минимум.</text:span></text:p>
        <text:p text:style-name="P14"><text:span text:style-name="Strong_20_Emphasis"><text:span text:style-name="T2">Калории</text:span></text:span><text:span text:style-name="T1">.</text:span></text:p>
        <text:p text:style-name="P9">При загрузке страницы в плейсхолдеры проставляется минимальное и максимальное количество калорий из полного списка тренировок.</text:p>
        <text:p text:style-name="P14"><text:span text:style-name="T1">В поля </text:span><text:span text:style-name="Source_20_Text"><text:span text:style-name="T3">от</text:span></text:span><text:span text:style-name="T1"> и </text:span><text:span text:style-name="Source_20_Text"><text:span text:style-name="T3">до</text:span></text:span><text:span text:style-name="T1"> нельзя ввести значение меньше </text:span><text:span text:style-name="Source_20_Text"><text:span text:style-name="T3">0</text:span></text:span><text:span text:style-name="T1">, так же нельзя ввести значение </text:span><text:span text:style-name="Source_20_Text"><text:span text:style-name="T3">0</text:span></text:span><text:span text:style-name="T1">. Вводить данные в плейсхолдер можно как с клавиатуры так и используя ползунок.</text:span></text:p>
        <text:p text:style-name="P14"><text:span text:style-name="Strong_20_Emphasis"><text:span text:style-name="T2">Рейтинг</text:span></text:span><text:span text:style-name="T1">.</text:span></text:p>
        <text:p text:style-name="P14"><text:span text:style-name="T1">Всегда целочисленные значения от </text:span><text:span text:style-name="Source_20_Text"><text:span text:style-name="T3">0</text:span></text:span><text:span text:style-name="T1"> до </text:span><text:span text:style-name="Source_20_Text"><text:span text:style-name="T3">5</text:span></text:span><text:span text:style-name="T1"> включительно, выбрать значения можно с помощью бегунков.</text:span></text:p>
        <text:p text:style-name="P73">— <text:span text:style-name="T4">При старте должны быть выбраны все чек-боксы. Должен быть выбран хотя бы один чек-бокс. Единственный оставшийся чек-бокс блокируется в выбранном состоянии.</text:span></text:p>
        <text:p text:style-name="P73">— <text:span text:style-name="T4">Кнопки дешевле, дороже — управляют сортировкой. При старте ни одна не выбрана.</text:span></text:p>
        <text:p text:style-name="P73">— <text:span text:style-name="T4">Кнопка бесплатно — фильтрует список.</text:span></text:p>
        <text:p text:style-name="P14"><text:span text:style-name="T8">— </text:span><text:span text:style-name="T1">Если под фильтры не подходит ни одна тренировка, то необходимо показать карточку: </text:span><text:span text:style-name="Emphasis"><text:span text:style-name="T9">здесь скоро появится что-то полезное</text:span></text:span><text:span text:style-name="T1">.</text:span></text:p>
        <text:h text:style-name="P28" text:outline-level="4"><text:bookmark text:name="kartochka-trenirovki"/>Карточка тренировки</text:h>
        <text:list text:style-name="L31">
          <text:list-item>
            <text:p text:style-name="P74">Страница доступна только авторизованным пользователям.</text:p>
          </text:list-item>
          <text:list-item>
            <text:p text:style-name="P74">На странице отображаются блоки: «Информация о тренировке», «Видео», «Отзывы о тренировке».</text:p>
          </text:list-item>
          <text:list-item>
            <text:p text:style-name="P75"><text:span text:style-name="T1">Только авторизованный пользователь, который приобретал тренировку и завершил её может оставить отзыв. Для этого предусмотрена кнопка </text:span><text:span text:style-name="Source_20_Text"><text:span text:style-name="T3">Оставить отзыв</text:span></text:span><text:span text:style-name="T1">. Кнопка отображается только для авторизованного пользователя, купившего эту тренировку.</text:span></text:p>
          </text:list-item>
          <text:list-item>
            <text:p text:style-name="P75"><text:span text:style-name="T1">Нажатие на кнопку </text:span><text:span text:style-name="Source_20_Text"><text:span text:style-name="T3">Оставить отзыв</text:span></text:span><text:span text:style-name="T1"> открывает попап «Оставить отзыв». В попапе пользователь выбирает оценку от </text:span><text:span text:style-name="Source_20_Text"><text:span text:style-name="T3">1</text:span></text:span><text:span text:style-name="T1"> до </text:span><text:span text:style-name="Source_20_Text"><text:span text:style-name="T3">5</text:span></text:span><text:span text:style-name="T1"> и пишет текст отзыва. По умолчанию оценка не проставлена.</text:span></text:p>
          </text:list-item>
          <text:list-item>
            <text:p text:style-name="P74">После успешной отправки отзыва, отзыв пользователя добавляется в блок «Отзывы о тренировке» первым в списке.</text:p>
          </text:list-item>
          <text:list-item>
            <text:p text:style-name="P75"><text:span text:style-name="T1">Рейтинг тренировки. Рассчитывается автоматически на основании оценок пользователей. По умолчанию значение </text:span><text:span text:style-name="Source_20_Text"><text:span text:style-name="T3">0</text:span></text:span><text:span text:style-name="T1">.</text:span></text:p>
          </text:list-item>
          <text:list-item>
            <text:p text:style-name="P75"><text:span text:style-name="T1">Если пользователь не купил тренировку, в блоке «Видео» запись тренировки недоступна для воспроизведения (неактивна кнопка для начала воспроизведения), кнопка </text:span><text:span text:style-name="Source_20_Text"><text:span text:style-name="T3">Приступить</text:span></text:span><text:span text:style-name="T1"> неактивна.</text:span></text:p>
          </text:list-item>
          <text:list-item>
            <text:p text:style-name="P75"><text:span text:style-name="T1">Для приобретения тренировки пользователь нажимает кнопку </text:span><text:span text:style-name="Source_20_Text"><text:span text:style-name="T3">Купить</text:span></text:span><text:span text:style-name="T1">. Нажатие на кнопку приводит к появлению попапа для оформления покупки тренировки.</text:span></text:p>
          </text:list-item>
          <text:list-item>
            <text:p text:style-name="P75"><text:span text:style-name="T1">После покупки тренировки, кнопка </text:span><text:span text:style-name="Source_20_Text"><text:span text:style-name="T3">Купить</text:span></text:span><text:span text:style-name="T1"> становится неактивной. В блоке «Видео» кнопка </text:span><text:span text:style-name="Source_20_Text"><text:span text:style-name="T3">Приступить</text:span></text:span><text:span text:style-name="T1"> становится активной.</text:span></text:p>
          </text:list-item>
          <text:list-item>
            <text:p text:style-name="P75"><text:soft-page-break/><text:span text:style-name="T1">При клике на кнопку </text:span><text:span text:style-name="Source_20_Text"><text:span text:style-name="T3">Приступить</text:span></text:span><text:span text:style-name="T1">, активной в блоке видео становится кнопка </text:span><text:span text:style-name="Source_20_Text"><text:span text:style-name="T3">Play</text:span></text:span><text:span text:style-name="T1">, заголовок </text:span><text:span text:style-name="Source_20_Text"><text:span text:style-name="T3">Приступить</text:span></text:span><text:span text:style-name="T1"> изменяется на </text:span><text:span text:style-name="Source_20_Text"><text:span text:style-name="T3">Закончить</text:span></text:span><text:span text:style-name="T1">. С баланса тренировок пользователя списывается тренировка.</text:span></text:p>
          </text:list-item>
          <text:list-item>
            <text:p text:style-name="P75"><text:span text:style-name="T1">После окончания тренировки (если на балансе пользователя нет купленных тренировок), заголовок кнопки </text:span><text:span text:style-name="Source_20_Text"><text:span text:style-name="T3">Закончить</text:span></text:span><text:span text:style-name="T1"> изменяется на </text:span><text:span text:style-name="Source_20_Text"><text:span text:style-name="T3">Приступить</text:span></text:span><text:span text:style-name="T1"> и она становится неактивной. Также не активной становится кнопка </text:span><text:span text:style-name="Source_20_Text"><text:span text:style-name="T3">Play</text:span></text:span><text:span text:style-name="T1">. Кнопка </text:span><text:span text:style-name="Source_20_Text"><text:span text:style-name="T3">Купить</text:span></text:span><text:span text:style-name="T1"> становится вновь активной.</text:span></text:p>
          </text:list-item>
          <text:list-item>
            <text:p text:style-name="P75"><text:span text:style-name="T1">Если пользователь приобрёл несколько тренировок, он может повторить тренировку несколько раз. При каждом повторении, с баланса списывается тренировка. Под окончанием тренировки подразумевается нажатие на кнопку </text:span><text:span text:style-name="Source_20_Text"><text:span text:style-name="T3">Завершить</text:span></text:span><text:span text:style-name="T1">.</text:span></text:p>
          </text:list-item>
          <text:list-item>
            <text:p text:style-name="P74">Если пользователь не завершил текущую тренировку, то при запуске новой, текущая завершается и списывается с баланса пользователя.</text:p>
          </text:list-item>
        </text:list>
        <text:h text:style-name="P17" text:outline-level="2"><text:bookmark text:name="obshchie-elementi-/-vidzheti"/>Общие элементы / виджеты</text:h>
        <text:h text:style-name="P28" text:outline-level="4"><text:bookmark text:name="shapka"/>Шапка</text:h>
        <text:list text:style-name="L32">
          <text:list-item>
            <text:p text:style-name="P76">Иконка «Дом». Клик на иконку возвращает пользователя на главную страницу.</text:p>
          </text:list-item>
          <text:list-item>
            <text:p text:style-name="P76">Иконка «Личный кабинет». Клик по кнопке переводит пользователя на страницу «Личный кабинет».</text:p>
          </text:list-item>
          <text:list-item>
            <text:p text:style-name="P76">Функции поиска реализовывать не нужно.</text:p>
          </text:list-item>
        </text:list>
        <text:h text:style-name="P28" text:outline-level="4"><text:bookmark text:name="knopka-«pokazat-yeshchyo»"/>Кнопка «Показать ещё»</text:h>
        <text:list text:style-name="L33">
          <text:list-item>
            <text:p text:style-name="P77"><text:span text:style-name="T1">Для всех списков доступна кнопка </text:span><text:span text:style-name="Source_20_Text"><text:span text:style-name="T3">показать ещё</text:span></text:span><text:span text:style-name="T1">. Кнопка отображается если карточек в рамках списка больше, чем отображается в рамках одной страницы. По умолчанию отображается не больше </text:span><text:span text:style-name="Source_20_Text"><text:span text:style-name="T3">6</text:span></text:span><text:span text:style-name="T1"> карточек (если иное не оговоренно в задании). Нажатие на кнопку приводит к загрузке очередных </text:span><text:span text:style-name="Source_20_Text"><text:span text:style-name="T3">6</text:span></text:span><text:span text:style-name="T1"> карточек или оставшихся, если их меньше. При нажатии на кнопку отправляется запрос к серверу.</text:span></text:p>
          </text:list-item>
          <text:list-item>
            <text:p text:style-name="P77"><text:span text:style-name="T1">При загрузке последней карточки списка кнопка </text:span><text:span text:style-name="Source_20_Text"><text:span text:style-name="T3">показать ещё</text:span></text:span><text:span text:style-name="T1"> меняет вид на кнопку </text:span><text:span text:style-name="Source_20_Text"><text:span text:style-name="T3">вернуться в начало</text:span></text:span><text:span text:style-name="T1">. При нажатии на кнопку </text:span><text:span text:style-name="Source_20_Text"><text:span text:style-name="T3">вернуться в начало</text:span></text:span><text:span text:style-name="T1"> страница плавно прокручивается к первым карточкам.</text:span></text:p>
          </text:list-item>
        </text:list>
        <text:h text:style-name="P28" text:outline-level="4"><text:bookmark text:name="slaideri"/>Слайдеры</text:h>
        <text:p text:style-name="P14"><text:span text:style-name="T1">Движение в слайдере плавное, по одному объекту при каждом клике. Когда пользователь доходит до последнего элемента слайдера, кнопка </text:span><text:span text:style-name="Source_20_Text"><text:span text:style-name="T3">вперёд</text:span></text:span><text:span text:style-name="T1"> становится недоступной, активна кнопка </text:span><text:span text:style-name="Source_20_Text"><text:span text:style-name="T3">назад</text:span></text:span><text:span text:style-name="T1">.</text:span></text:p>
        <text:h text:style-name="P28" text:outline-level="4"><text:bookmark text:name="popap"/>Попап</text:h>
        <text:p text:style-name="P9">На время взаимодействия с элементами попапа страница блокируется.</text:p>
        <text:p text:style-name="P9">Элементы страница не доступны для взаимодействия.</text:p>
        <text:p text:style-name="P9">Фокусы с клавиатуры на модальном окне должны быть зациклены на кликабельных элементах модального окна.</text:p>
        <text:p text:style-name="P9">Скролл страницы за модальным окном должен быть запрещён.</text:p>
        <text:h text:style-name="P17" text:outline-level="2"><text:bookmark text:name="podgotovka-docker-obraza"/>Подготовка docker-образа</text:h>
        <text:p text:style-name="P14"><text:span text:style-name="T1">Вам предстоит соединить бэкенд и фронтенд. Убедиться, что приложение работает в целом. Также вам потребуется подготовить автоматизированные тесты для фронтенда. Последний шаг: подготовить приложение к деплою и запуску на сервере. Для этого вам потребуется подготовить </text:span><text:span text:style-name="Source_20_Text"><text:span text:style-name="T3">Docker-образ</text:span></text:span><text:span text:style-name="T1"> для вашего приложения и все необходимые compose-файлы. Подготовить файл </text:span><text:span text:style-name="Source_20_Text"><text:span text:style-name="T3">*how-to-run.md*</text:span></text:span><text:span text:style-name="T1"> в корне проекта и написать инструкцию по запуску приложения.</text:span></text:p>
        <text:h text:style-name="P7" text:outline-level="3"><text:bookmark text:name="zadacha"/><text:soft-page-break/>Задача</text:h>
        <text:list text:style-name="L34">
          <text:list-item>
            <text:p text:style-name="P78">Покрыть компоненты приложения (фронтенд) тестами;</text:p>
          </text:list-item>
          <text:list-item>
            <text:p text:style-name="P78">Подготовить docker-compose для запуска приложения в Docker-контейнере;</text:p>
          </text:list-item>
          <text:list-item>
            <text:p text:style-name="P78">Опционально. Готовый образ приложения можно загрузить в Github Container Registry;</text:p>
          </text:list-item>
        </text:list>
        <text:h text:style-name="P7" text:outline-level="3"><text:bookmark text:name="dopolnitelnie-zadaniya"/>Дополнительные задания</text:h>
        <text:p text:style-name="P9">Если вы работали с архитектурой монолит и у вас осталось время до дедлайна сдачи, попробуйте провести рефакторинг вашего кода и перевести проект на микросервисы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1:01:03.382000000</meta:creation-date>
    <dc:date>2025-03-21T15:40:36.307000000</dc:date>
    <meta:editing-duration>PT4H6M6S</meta:editing-duration>
    <meta:editing-cycles>15</meta:editing-cycles>
    <meta:generator>LibreOffice/24.8.5.2$Windows_X86_64 LibreOffice_project/fddf2685c70b461e7832239a0162a77216259f22</meta:generator>
    <meta:document-statistic meta:table-count="0" meta:image-count="0" meta:object-count="0" meta:page-count="12" meta:paragraph-count="308" meta:word-count="3717" meta:character-count="28783" meta:non-whitespace-character-count="25561"/>
  </office:meta>
</office:document-meta>
</file>